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212cm"/>
    </style:style>
    <style:style style:name="Table1.B" style:family="table-column">
      <style:table-column-properties style:column-width="4.364cm"/>
    </style:style>
    <style:style style:name="Table1.C" style:family="table-column">
      <style:table-column-properties style:column-width="3.962cm"/>
    </style:style>
    <style:style style:name="Table1.D" style:family="table-column">
      <style:table-column-properties style:column-width="3.96cm"/>
    </style:style>
    <style:style style:name="Table1.E" style:family="table-column">
      <style:table-column-properties style:column-width="4.516cm"/>
    </style:style>
    <style:style style:name="Table1.A1" style:family="table-cell">
      <style:table-cell-properties style:vertical-align="middle" style:border-line-width="0.009cm 0.009cm 0.009cm" fo:padding="0.049cm" fo:border="0.75pt double #808080"/>
    </style:style>
    <style:style style:name="Table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15pt double #808080" fo:border-right="0.75pt double #808080" fo:border-top="0.75pt double #808080" fo:border-bottom="0.75pt double #80808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3.598cm"/>
    </style:style>
    <style:style style:name="Table2.C" style:family="table-column">
      <style:table-column-properties style:column-width="4.18cm"/>
    </style:style>
    <style:style style:name="Table2.D" style:family="table-column">
      <style:table-column-properties style:column-width="4.524cm"/>
    </style:style>
    <style:style style:name="Table2.A1" style:family="table-cell">
      <style:table-cell-properties style:vertical-align="middle" style:border-line-width="0.009cm 0.009cm 0.009cm" fo:padding="0.049cm" fo:border="0.75pt double #808080"/>
    </style:style>
    <style:style style:name="Table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15pt double #808080" fo:border-right="0.75pt double #808080" fo:border-top="0.75pt double #808080" fo:border-bottom="0.75pt double #808080"/>
    </style:style>
    <style:style style:name="P1" style:family="paragraph" style:parent-style-name="Standard">
      <style:text-properties officeooo:rsid="00054b9d" officeooo:paragraph-rsid="00054b9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Standard">
      <style:text-properties officeooo:rsid="00054b9d" officeooo:paragraph-rsid="00054b9d"/>
    </style:style>
    <style:style style:name="P4" style:family="paragraph" style:parent-style-name="Standard">
      <style:text-properties officeooo:rsid="00054b9d" officeooo:paragraph-rsid="0006c6ce"/>
    </style:style>
    <style:style style:name="P5" style:family="paragraph" style:parent-style-name="Standard">
      <style:text-properties officeooo:rsid="00054b9d" officeooo:paragraph-rsid="000739e6"/>
    </style:style>
    <style:style style:name="P6" style:family="paragraph" style:parent-style-name="Standard">
      <style:text-properties officeooo:rsid="0006c669" officeooo:paragraph-rsid="0006c669"/>
    </style:style>
    <style:style style:name="P7" style:family="paragraph" style:parent-style-name="Standard">
      <style:text-properties officeooo:rsid="0006c669" officeooo:paragraph-rsid="000739e6"/>
    </style:style>
    <style:style style:name="P8" style:family="paragraph" style:parent-style-name="Standard">
      <style:text-properties officeooo:paragraph-rsid="0006c669"/>
    </style:style>
    <style:style style:name="P9" style:family="paragraph" style:parent-style-name="Standard">
      <style:text-properties officeooo:rsid="000739e6" officeooo:paragraph-rsid="000739e6"/>
    </style:style>
    <style:style style:name="P10" style:family="paragraph" style:parent-style-name="Standard">
      <style:text-properties officeooo:paragraph-rsid="0008e76b"/>
    </style:style>
    <style:style style:name="P11" style:family="paragraph" style:parent-style-name="Standard">
      <style:text-properties officeooo:rsid="0008e76b" officeooo:paragraph-rsid="0008e76b"/>
    </style:style>
    <style:style style:name="P12" style:family="paragraph" style:parent-style-name="Standard">
      <style:text-properties officeooo:rsid="00091374" officeooo:paragraph-rsid="00091374"/>
    </style:style>
    <style:style style:name="P13" style:family="paragraph" style:parent-style-name="Standard">
      <style:text-properties officeooo:paragraph-rsid="00091374"/>
    </style:style>
    <style:style style:name="P14" style:family="paragraph" style:parent-style-name="Standard">
      <style:text-properties officeooo:rsid="000ae7ab" officeooo:paragraph-rsid="000ae7ab"/>
    </style:style>
    <style:style style:name="T1" style:family="text">
      <style:text-properties fo:color="#008080" style:font-name="Times New Roman" fo:font-size="10.5pt"/>
    </style:style>
    <style:style style:name="T2" style:family="text">
      <style:text-properties fo:color="#000000" style:font-name="Times New Roman" fo:font-size="10.5pt"/>
    </style:style>
    <style:style style:name="T3" style:family="text">
      <style:text-properties fo:color="#800080" style:font-name="Times New Roman" fo:font-size="10.5pt"/>
    </style:style>
    <style:style style:name="T4" style:family="text">
      <style:text-properties officeooo:rsid="0006c669"/>
    </style:style>
    <style:style style:name="T5" style:family="text">
      <style:text-properties officeooo:rsid="0006c6ce"/>
    </style:style>
    <style:style style:name="T6" style:family="text">
      <style:text-properties officeooo:rsid="000739e6"/>
    </style:style>
    <style:style style:name="T7" style:family="text">
      <style:text-properties officeooo:rsid="0008e76b"/>
    </style:style>
    <style:style style:name="T8" style:family="text">
      <style:text-properties officeooo:rsid="000913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ng brought brough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043274440832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Table_20_Contents"><text:span text:style-name="Strong_20_Emphasis"><text:span text:style-name="T1">to bring</text:span></text:span></text:p>
          </table:table-cell>
          <table:table-cell table:style-name="Table1.B1" office:value-type="string">
            <text:p text:style-name="Table_20_Contents"><text:span text:style-name="Strong_20_Emphasis"><text:span text:style-name="T2">brought</text:span></text:span></text:p>
          </table:table-cell>
          <table:table-cell table:style-name="Table1.B1" office:value-type="string">
            <text:p text:style-name="Table_20_Contents"><text:span text:style-name="Strong_20_Emphasis"><text:span text:style-name="T3">brought</text:span></text:span></text:p>
          </table:table-cell>
          <table:table-cell table:style-name="Table1.B1" office:value-type="string">
            <text:p text:style-name="Table_20_Contents"><text:span text:style-name="Strong_20_Emphasis"><text:span text:style-name="T2">apporter</text:span>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043288490896">
          <table:table-cell table:style-name="Table2.A1" office:value-type="string">
            <text:p text:style-name="Table_20_Contents"><text:span text:style-name="Strong_20_Emphasis"><text:span text:style-name="T1">to awake</text:span></text:span></text:p>
          </table:table-cell>
          <table:table-cell table:style-name="Table2.B1" office:value-type="string">
            <text:p text:style-name="Table_20_Contents"><text:span text:style-name="Strong_20_Emphasis"><text:span text:style-name="T2">awoke</text:span></text:span></text:p>
          </table:table-cell>
          <table:table-cell table:style-name="Table2.B1" office:value-type="string">
            <text:p text:style-name="Table_20_Contents"><text:span text:style-name="Strong_20_Emphasis"><text:span text:style-name="T3">awoken</text:span></text:span></text:p>
          </table:table-cell>
          <table:table-cell table:style-name="Table2.B1" office:value-type="string">
            <text:p text:style-name="Table_20_Contents"><text:span text:style-name="Strong_20_Emphasis"><text:span text:style-name="T2">se réveiller</text:span></text:span></text:p>
          </table:table-cell>
        </table:table-row>
      </table:table>
      <text:p text:style-name="P11">1-) </text:p>
      <text:p text:style-name="P1">please bring me the bag over there</text:p>
      <text:p text:style-name="P1">be calm , I’m bringing the bag </text:p>
      <text:p text:style-name="P4">we have brought the bag // <text:span text:style-name="T6">sans indication de temps</text:span></text:p>
      <text:p text:style-name="P4">we have <text:span text:style-name="T5">been</text:span> br<text:span text:style-name="T5">inging</text:span> the bag <text:s/>// <text:span text:style-name="T5">sert à insister sur la durée de l’action</text:span></text:p>
      <text:p text:style-name="P11">2-)</text:p>
      <text:p text:style-name="P10"><text:span text:style-name="T7">I </text:span><text:span text:style-name="T8">catch</text:span><text:span text:style-name="T7"> </text:span><text:span text:style-name="T8"><text:s/>thieves</text:span></text:p>
      <text:p text:style-name="P10"><text:span text:style-name="T7"><text:s/>I’m </text:span><text:span text:style-name="T8">catching</text:span><text:span text:style-name="T7"> </text:span><text:span text:style-name="T8">the thief</text:span></text:p>
      <text:p text:style-name="P12">I have caught the thief</text:p>
      <text:p text:style-name="P12">I have been caughting thieves</text:p>
      <text:p text:style-name="P12"/>
      <text:p text:style-name="P12">1-)</text:p>
      <text:p text:style-name="P5">she will bring the bag</text:p>
      <text:p text:style-name="P5">she will <text:span text:style-name="T6">be</text:span> bring<text:span text:style-name="T6">ing</text:span> the bag</text:p>
      <text:p text:style-name="P9">she will have brought the bag</text:p>
      <text:p text:style-name="P9">I will have been bringing the bag for two hours</text:p>
      <text:p text:style-name="P12">2-)</text:p>
      <text:p text:style-name="P13"><text:span text:style-name="T8">My older sister will catch the thief</text:span></text:p>
      <text:p text:style-name="P13"><text:span text:style-name="T8">My older sister will be catching thievs</text:span></text:p>
      <text:p text:style-name="P13"><text:span text:style-name="T8">My older sister will <text:s/>caught thievs</text:span></text:p>
      <text:p text:style-name="P13"><text:span text:style-name="T8">My older sister will have been catching the thief for 1 hour</text:span></text:p>
      <text:p text:style-name="P12"/>
      <text:p text:style-name="P9"/>
      <text:p text:style-name="P9">I am going to bringg the bag</text:p>
      <text:p text:style-name="P9">she would bring the bag</text:p>
      <text:p text:style-name="P9">she would be bringing the bag</text:p>
      <text:p text:style-name="P10"><text:span text:style-name="T6">she would have brought the bag</text:span></text:p>
      <text:p text:style-name="P10"><text:span text:style-name="T6">she would have </text:span><text:span text:style-name="T7">been</text:span><text:span text:style-name="T6"> broug</text:span><text:span text:style-name="T7">ing</text:span><text:span text:style-name="T6"> the bag</text:span></text:p>
      <text:p text:style-name="P1"/>
      <text:p text:style-name="P14">1-)</text:p>
      <text:p text:style-name="P6">he brought the bag // <text:span text:style-name="T5">habitudes dans le passé</text:span></text:p>
      <text:p text:style-name="P8"><text:span text:style-name="T4">Sonia was bringing the bag</text:span></text:p>
      <text:p text:style-name="P7">she had brought the bag</text:p>
      <text:p text:style-name="P7">she had <text:span text:style-name="T6">been</text:span> br<text:span text:style-name="T6">inging</text:span> the bag</text:p>
      <text:p text:style-name="P14">2-)</text:p>
      <text:p text:style-name="P14">he caught the thief</text:p>
      <text:p text:style-name="P14">Sonia was catching thieves</text:p>
      <text:p text:style-name="P14">John had caught the thieves</text:p>
      <text:p text:style-name="P14">Doe hab been caughting the thief</text:p>
      <text:p text:style-name="P8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08:02:52.899406430</meta:creation-date>
    <dc:title>Default</dc:title>
    <meta:editing-cycles>3</meta:editing-cycles>
    <meta:generator>LibreOffice/6.4.7.2$Linux_X86_64 LibreOffice_project/40$Build-2</meta:generator>
    <meta:editing-duration>PT6M51S</meta:editing-duration>
    <dc:date>2023-02-12T09:01:38.662400944</dc:date>
    <meta:document-statistic meta:table-count="2" meta:image-count="0" meta:object-count="0" meta:page-count="1" meta:paragraph-count="44" meta:word-count="210" meta:character-count="1051" meta:non-whitespace-character-count="879"/>
  </office:meta>
</office:document-meta>
</file>